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ption.ge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.getArgumen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Option.toShort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Opt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Option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.addArgument( final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Option.CLOption( final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ption.CLOption( final CLOption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ption.getArgument(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